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icationAndStubbingUsingMatchers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ificationAndStubbingUsingMatchersTest.shouldVerifyUsingMatch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VerificationAndStubbingUsingMatchersTest.shouldStubUsingMatch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